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officeooo:rsid="000930db" officeooo:paragraph-rsid="000930db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paragraph-rsid="0015e23d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0aa635" officeooo:paragraph-rsid="000aa635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327a1" officeooo:paragraph-rsid="001a1f0f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548e0" officeooo:paragraph-rsid="00167b7d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2a6099" loext:opacity="100%" fo:font-weight="bol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2a6099" loext:opacity="100%" fo:font-weight="bold" officeooo:rsid="00116b0a" officeooo:paragraph-rsid="00116b0a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ff0000" loext:opacity="100%" fo:font-weight="normal" officeooo:rsid="00116b0a" officeooo:paragraph-rsid="00116b0a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ff0000" loext:opacity="100%" fo:font-weight="normal" officeooo:rsid="00116b0a" officeooo:paragraph-rsid="00116b0a" fo:background-color="#ffff00" style:font-weight-asian="normal" style:font-weight-complex="normal"/>
    </style:style>
    <style:style style:name="P11" style:family="paragraph" style:parent-style-name="Standard" style:list-style-name="WWNum1">
      <style:paragraph-properties fo:text-align="justify" style:justify-single-word="false" style:writing-mode="lr-tb"/>
      <style:text-properties fo:color="#000000" loext:opacity="100%" officeooo:paragraph-rsid="0015e23d"/>
    </style:style>
    <style:style style:name="P12" style:family="paragraph" style:parent-style-name="Standard" style:list-style-name="WWNum1">
      <style:paragraph-properties fo:text-align="justify" style:justify-single-word="false" style:writing-mode="lr-tb"/>
      <style:text-properties officeooo:paragraph-rsid="0015e23d"/>
    </style:style>
    <style:style style:name="P13" style:family="paragraph" style:parent-style-name="Standard" style:list-style-name="WWNum1">
      <style:paragraph-properties fo:text-align="start" style:justify-single-word="false" style:writing-mode="lr-tb"/>
      <style:text-properties officeooo:paragraph-rsid="0015e23d"/>
    </style:style>
    <style:style style:name="P14" style:family="paragraph" style:parent-style-name="Standard" style:list-style-name="WWNum1">
      <style:paragraph-properties fo:text-align="start" style:justify-single-word="false" style:writing-mode="lr-tb"/>
      <style:text-properties fo:font-weight="bold" officeooo:rsid="0015241b" officeooo:paragraph-rsid="001a1f0f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1e807e" officeooo:paragraph-rsid="000aa635" fo:background-color="#ffff00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ff0000" loext:opacity="100%" fo:font-weight="bold" officeooo:rsid="00293c45" officeooo:paragraph-rsid="0021a665" fo:background-color="#ffff00" style:font-weight-asian="bold" style:font-weight-complex="bold"/>
    </style:style>
    <style:style style:name="T1" style:family="text">
      <style:text-properties officeooo:rsid="000aa63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a635" style:font-weight-asian="bold" style:font-weight-complex="bold"/>
    </style:style>
    <style:style style:name="T4" style:family="text">
      <style:text-properties fo:font-weight="bold" fo:background-color="#ffff00" loext:char-shading-value="0" style:font-weight-asian="bold" style:font-weight-complex="bold"/>
    </style:style>
    <style:style style:name="T5" style:family="text">
      <style:text-properties officeooo:rsid="000ba91b"/>
    </style:style>
    <style:style style:name="T6" style:family="text">
      <style:text-properties officeooo:rsid="001327a1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color="#c9211e" loext:opacity="100%" fo:font-weight="bold" style:font-weight-asian="bold" style:font-weight-complex="bold"/>
    </style:style>
    <style:style style:name="T9" style:family="text">
      <style:text-properties fo:font-variant="normal" fo:text-transform="none" style:font-name="Liberation Serif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color="#000000" loext:opacity="100%"/>
    </style:style>
    <style:style style:name="T11" style:family="text">
      <style:text-properties officeooo:rsid="001a1f0f"/>
    </style:style>
    <style:style style:name="T12" style:family="text">
      <style:text-properties officeooo:rsid="002d03e5"/>
    </style:style>
    <style:style style:name="T13" style:family="text">
      <style:text-properties officeooo:rsid="002130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ANZANIA</text:p>
      <text:p text:style-name="P2"/>
      <text:p text:style-name="P5">Stražar et al., 2021. <text:span text:style-name="T10">PRJNA686265:</text:span></text:p>
      <text:p text:style-name="P3"/>
      <text:list xml:id="list1915725287" text:style-name="WWNum1">
        <text:list-item>
          <text:p text:style-name="P11"><text:span text:style-name="T7">Reference</text:span>: <text:span text:style-name="T9">Stražar, M., Temba, G. S., Vlamakis, H., Kullaya, V. I., Lyamuya, F., Mmbaga, B. T., ... &amp; Xavier, R. J. (2021). Gut microbiome-mediated metabolism effects on immunity in rural and urban African populations. Nature communications, 12(1), 1-15.</text:span></text:p>
          <text:p text:style-name="P11"><text:a xlink:type="simple" xlink:href="https://doi.org/10.1038/s41467-021-25213-2" text:style-name="Internet_20_link" text:visited-style-name="Visited_20_Internet_20_Link">https://doi.org/10.1038/s41467-021-25213-2</text:a></text:p>
          <text:p text:style-name="P12"/>
        </text:list-item>
        <text:list-item>
          <text:p text:style-name="P13"><text:span text:style-name="T7">Description</text:span>:</text:p>
          <text:list>
            <text:list-item>
              <text:p text:style-name="P13"><text:span text:style-name="T2">Tipo Dataset</text:span>: Poblacional.</text:p>
            </text:list-item>
            <text:list-item>
              <text:p text:style-name="P13"><text:span text:style-name="T2">Estado Individuos</text:span>:<text:span text:style-name="T6"> Healthy</text:span>.</text:p>
            </text:list-item>
            <text:list-item>
              <text:p text:style-name="P13"><text:span text:style-name="T2">Antes Filtros</text:span>:</text:p>
              <text:list>
                <text:list-item>
                  <text:p text:style-name="P13"><text:span text:style-name="T2">N.º Muestras=Nº Individuos</text:span>: Si (<text:span text:style-name="T11">320</text:span> muestras/<text:span text:style-name="T11">320</text:span> individuos).</text:p>
                </text:list-item>
                <text:list-item>
                  <text:p text:style-name="P13"><text:span text:style-name="T8">N.º FASTQs=N.º SampleAccessions</text:span>: Si (<text:span text:style-name="T11">320</text:span> PAIRED/ <text:span text:style-name="T11">320</text:span> SampleAccessions).</text:p>
                </text:list-item>
              </text:list>
            </text:list-item>
            <text:list-item>
              <text:p text:style-name="P14">No hace falta filtrar.</text:p>
            </text:list-item>
          </text:list>
        </text:list-item>
      </text:list>
      <text:p text:style-name="P2"/>
      <text:p text:style-name="P1">En el estudio original <text:span text:style-name="T1">se </text:span>había escogido una muestra con n = 323, sin embargo, en ENA solo hay disponibles 320 (habiéndose eliminado las muestras TZFG023/69/96). Otro pequeño cambio en los metadatos del suplementario del estudio y <text:span text:style-name="T1">los de ENA son las diferencias en la nomenclatura de las muestras TZFG</text:span><text:span text:style-name="T3">0P1</text:span><text:span text:style-name="T1">/2/3/4 y TZFG</text:span><text:span text:style-name="T3">P01</text:span><text:span text:style-name="T1">/2/3/4 (las primeras en ENA y las segundas en el suplementario). </text:span></text:p>
      <text:p text:style-name="P1"/>
      <text:p text:style-name="P4">Tampoco estaba muy claro la región exacta de donde proceden los individuos, ya que, es cierto que los individuos de zonas urbanas proceden de la ciud<text:span text:style-name="T5">ad</text:span> de Moshi <text:span text:style-name="T5">(región del </text:span>Kilimanjaro en el norte de Tanzania<text:span text:style-name="T5">),</text:span> <text:span text:style-name="T5">pero, para los individuos de zonas rurales solo se conoce que habitan en los alrededores de dicha región, concretamente perteneciendo a la tribu Chagga.</text:span></text:p>
      <text:p text:style-name="P15"/>
      <text:p text:style-name="P16"><text:span text:style-name="T12">NO</text:span> HABRÍA QUE JUNTAR LOS FASTQS.<text:span text:style-name="T13"> </text:span></text:p>
      <text:p text:style-name="P4"/>
      <text:p text:style-name="P6"><text:span text:style-name="T4">Script CHECK</text:span>:</text:p>
      <text:p text:style-name="P4"/>
      <text:p text:style-name="P8">Run Stats:</text:p>
      <text:p text:style-name="P9"/>
      <text:p text:style-name="P9">1) Number of run_accessions: 320</text:p>
      <text:p text:style-name="P9">2) Appearances per scientific_name(tax_id):</text:p>
      <text:p text:style-name="P9"><text:s text:c="5"/>unique_values <text:s/>counts</text:p>
      <text:p text:style-name="P9">metagenome(256318) <text:s text:c="4"/>320</text:p>
      <text:p text:style-name="P9">3) Appearances per instrument_model(instrument_platform):</text:p>
      <text:p text:style-name="P9"><text:s text:c="18"/>unique_values <text:s/>counts</text:p>
      <text:p text:style-name="P9">Illumina NovaSeq 6000(ILLUMINA) <text:s text:c="4"/>320</text:p>
      <text:p text:style-name="P9">4) Appearances per library_layout:</text:p>
      <text:p text:style-name="P9">unique_values <text:s/>counts</text:p>
      <text:p text:style-name="P9"><text:s text:c="7"/>PAIRED <text:s text:c="4"/>320</text:p>
      <text:p text:style-name="P9">5) Appearances per library_strategy+library_source:</text:p>
      <text:p text:style-name="P9"><text:s text:c="2"/>unique_values <text:s/>counts</text:p>
      <text:p text:style-name="P10">WGS+METAGENOMIC <text:s text:c="4"/>320</text:p>
      <text:p text:style-name="P9"/>
      <text:p text:style-name="P9"/>
      <text:p text:style-name="P8">Sample Stats:</text:p>
      <text:p text:style-name="P9"/>
      <text:p text:style-name="P9">1) Stats for "sample_accession":</text:p>
      <text:p text:style-name="P9"><text:soft-page-break/>1.1) Number of unique samples for "sample_accession": 320</text:p>
      <text:p text:style-name="P9">1.2) Samples per scientific_name(tax_id) in "sample_accession":</text:p>
      <text:p text:style-name="P9"><text:s text:c="12"/>values <text:s/>counts</text:p>
      <text:p text:style-name="P9">metagenome(256318) <text:s text:c="4"/>320</text:p>
      <text:p text:style-name="P9">1.3) Samples per instrument_model(instrument_platform) in "sample_accession":</text:p>
      <text:p text:style-name="P9"><text:s text:c="25"/>values <text:s/>counts</text:p>
      <text:p text:style-name="P9">Illumina NovaSeq 6000(ILLUMINA) <text:s text:c="4"/>320</text:p>
      <text:p text:style-name="P9">1.4) Samples per library_layout in "sample_accession":</text:p>
      <text:p text:style-name="P9">values <text:s/>counts</text:p>
      <text:p text:style-name="P9">PAIRED <text:s text:c="4"/>320</text:p>
      <text:p text:style-name="P9">1.5) Samples per library_strategy+library_source in "sample_accession":</text:p>
      <text:p text:style-name="P9"><text:s text:c="9"/>values <text:s/>counts</text:p>
      <text:p text:style-name="P10">WGS+METAGENOMIC <text:s text:c="4"/>32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5T10:03:48.262176045</meta:creation-date>
    <meta:generator>LibreOffice/7.3.7.2$Linux_X86_64 LibreOffice_project/30$Build-2</meta:generator>
    <dc:date>2023-04-05T13:10:57.200971612</dc:date>
    <meta:editing-duration>PT3H1M25S</meta:editing-duration>
    <meta:editing-cycles>12</meta:editing-cycles>
    <meta:document-statistic meta:table-count="0" meta:image-count="0" meta:object-count="0" meta:page-count="2" meta:paragraph-count="45" meta:word-count="310" meta:character-count="2391" meta:non-whitespace-character-count="2015"/>
  </office:meta>
</office:document-meta>
</file>